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22b82" officeooo:paragraph-rsid="00122b82" style:font-size-asian="21pt" style:font-size-complex="24pt"/>
    </style:style>
    <style:style style:name="P2" style:family="paragraph" style:parent-style-name="Standard">
      <style:paragraph-properties fo:text-align="start" style:justify-single-word="false"/>
      <style:text-properties officeooo:paragraph-rsid="00122b82"/>
    </style:style>
    <style:style style:name="P3" style:family="paragraph" style:parent-style-name="Standard">
      <style:paragraph-properties fo:text-align="start" style:justify-single-word="false"/>
      <style:text-properties officeooo:rsid="0015e495" officeooo:paragraph-rsid="0015e495"/>
    </style:style>
    <style:style style:name="P4" style:family="paragraph" style:parent-style-name="Standard">
      <style:paragraph-properties fo:text-align="start" style:justify-single-word="false"/>
      <style:text-properties officeooo:rsid="0015e495" officeooo:paragraph-rsid="00166ee8"/>
    </style:style>
    <style:style style:name="P5" style:family="paragraph" style:parent-style-name="Standard">
      <style:paragraph-properties fo:text-align="start" style:justify-single-word="false"/>
      <style:text-properties officeooo:rsid="0015e495" officeooo:paragraph-rsid="00191eec"/>
    </style:style>
    <style:style style:name="P6" style:family="paragraph" style:parent-style-name="Standard">
      <style:paragraph-properties fo:text-align="start" style:justify-single-word="false"/>
      <style:text-properties officeooo:rsid="0015e495" officeooo:paragraph-rsid="001ab875"/>
    </style:style>
    <style:style style:name="P7" style:family="paragraph" style:parent-style-name="Standard">
      <style:paragraph-properties fo:text-align="start" style:justify-single-word="false"/>
      <style:text-properties fo:font-size="14pt" officeooo:rsid="00122b82" officeooo:paragraph-rsid="00122b82" style:font-size-asian="14pt" style:font-size-complex="14pt"/>
    </style:style>
    <style:style style:name="P8" style:family="paragraph" style:parent-style-name="Standard">
      <style:paragraph-properties fo:text-align="start" style:justify-single-word="false"/>
      <style:text-properties fo:font-size="14pt" officeooo:rsid="00191eec" officeooo:paragraph-rsid="001ab875" style:font-size-asian="14pt" style:font-size-complex="14pt"/>
    </style:style>
    <style:style style:name="P9" style:family="paragraph" style:parent-style-name="Standard">
      <style:paragraph-properties fo:text-align="start" style:justify-single-word="false"/>
      <style:text-properties fo:font-size="14pt" officeooo:rsid="00191eec" officeooo:paragraph-rsid="001f54a8" style:font-size-asian="14pt" style:font-size-complex="14pt"/>
    </style:style>
    <style:style style:name="T1" style:family="text">
      <style:text-properties fo:font-size="14pt" officeooo:rsid="00122b82" style:font-size-asian="12.25pt" style:font-size-complex="14pt"/>
    </style:style>
    <style:style style:name="T2" style:family="text">
      <style:text-properties fo:font-size="14pt" style:font-size-asian="14pt" style:font-size-complex="14pt"/>
    </style:style>
    <style:style style:name="T3" style:family="text">
      <style:text-properties fo:font-size="14pt" officeooo:rsid="00122b82" style:font-size-asian="14pt" style:font-size-complex="14pt"/>
    </style:style>
    <style:style style:name="T4" style:family="text">
      <style:text-properties fo:font-size="14pt" officeooo:rsid="001404f6" style:font-size-asian="14pt" style:font-size-complex="14pt"/>
    </style:style>
    <style:style style:name="T5" style:family="text">
      <style:text-properties fo:font-size="14pt" officeooo:rsid="00166ee8" style:font-size-asian="14pt" style:font-size-complex="14pt"/>
    </style:style>
    <style:style style:name="T6" style:family="text">
      <style:text-properties fo:font-size="14pt" officeooo:rsid="00179d8d" style:font-size-asian="14pt" style:font-size-complex="14pt"/>
    </style:style>
    <style:style style:name="T7" style:family="text">
      <style:text-properties fo:font-size="14pt" officeooo:rsid="0018664b" style:font-size-asian="14pt" style:font-size-complex="14pt"/>
    </style:style>
    <style:style style:name="T8" style:family="text">
      <style:text-properties fo:font-size="14pt" officeooo:rsid="00191eec" style:font-size-asian="14pt" style:font-size-complex="14pt"/>
    </style:style>
    <style:style style:name="T9" style:family="text">
      <style:text-properties fo:font-size="14pt" officeooo:rsid="001ab875" style:font-size-asian="14pt" style:font-size-complex="14pt"/>
    </style:style>
    <style:style style:name="T10" style:family="text">
      <style:text-properties fo:font-size="14pt" officeooo:rsid="001c1bbb" style:font-size-asian="14pt" style:font-size-complex="14pt"/>
    </style:style>
    <style:style style:name="T11" style:family="text">
      <style:text-properties fo:font-size="14pt" officeooo:rsid="001daaa3" style:font-size-asian="14pt" style:font-size-complex="14pt"/>
    </style:style>
    <style:style style:name="T12" style:family="text">
      <style:text-properties fo:font-size="14pt" officeooo:rsid="001f54a8" style:font-size-asian="14pt" style:font-size-complex="14pt"/>
    </style:style>
    <style:style style:name="T13" style:family="text">
      <style:text-properties fo:font-size="14pt" officeooo:rsid="001fd2b4" style:font-size-asian="14pt" style:font-size-complex="14pt"/>
    </style:style>
    <style:style style:name="T14" style:family="text">
      <style:text-properties fo:font-size="14pt" officeooo:rsid="00212b00" style:font-size-asian="14pt" style:font-size-complex="14pt"/>
    </style:style>
    <style:style style:name="T15" style:family="text">
      <style:text-properties officeooo:rsid="001dfdcc"/>
    </style:style>
    <style:style style:name="T16" style:family="text">
      <style:text-properties officeooo:rsid="001f54a8"/>
    </style:style>
    <style:style style:name="T17" style:family="text">
      <style:text-properties officeooo:rsid="001fbf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2-report</text:p>
      <text:p text:style-name="P2"><text:span text:style-name="T1">1.three differ</text:span><text:span text:style-name="T3">ent </text:span><text:span text:style-name="T2">scheduling </text:span><text:span text:style-name="T3">classes</text:span></text:p>
      <text:p text:style-name="P7"><text:tab/>sched_rr: this classes is a kind of run time classes, it like fifo but when the time slice is used off, the next process will be picked and replace the previous one, <text:s/>It has a range of priority from 1 to 99, these are run time priority. <text:span text:style-name="T17">This scheduler fairly distribute the CPU time among the rt process of the same priority.</text:span></text:p>
      <text:p text:style-name="P7"><text:tab/>sched_fifo: this is also a kind <text:span text:style-name="T17">o</text:span>f run time classes, only when it has finished,it will get away from the ready queue, the run time classes like sched_fifo and sched_rr have bigger priority than the normal class, they always have been run before the sched_normal. <text:span text:style-name="T17">The priority range of it is also from 1 to 99.</text:span></text:p>
      <text:p text:style-name="P2"><text:span text:style-name="T3"><text:tab/>sched_normal: this is a fair class,which make sure that the </text:span><text:span text:style-name="T4">all the processes will be run fairly, and it is also the default one for the normal processes. The sched_normal will not change the dynamic priority any more, but it treat all the processes fairly. </text:span></text:p>
      <text:p text:style-name="P3"><text:span text:style-name="T4">2.</text:span><text:span text:style-name="T2">how to finish the project2</text:span></text:p>
      <text:p text:style-name="P4"><text:span text:style-name="T2"><text:tab/></text:span><text:span text:style-name="T5">first </text:span><text:span text:style-name="T11">problem</text:span><text:span text:style-name="T5">:I use </text:span><text:span text:style-name="T11">'</text:span><text:span text:style-name="T5">ps -</text:span><text:span text:style-name="T11">p'</text:span><text:span text:style-name="T5"> to check the pid of the processtest.apk, and then use the param and the sched_setscheduler to change the </text:span><text:span text:style-name="T6">fifo </text:span><text:span text:style-name="T5">scheduler to the processtest.apk. And then I implement two linux program use normal and fifo, the two linux program have the same loop</text:span><text:span text:style-name="T12">s</text:span><text:span text:style-name="T5">, and then check the time before and after the loop.</text:span></text:p>
      <text:p text:style-name="P4"><text:span text:style-name="T5"><text:tab/></text:span><text:span text:style-name="T6">S</text:span><text:span text:style-name="T5">econd </text:span><text:span text:style-name="T11">problem</text:span><text:span text:style-name="T5">:<text:tab/>I use </text:span><text:span text:style-name="T11">'</text:span><text:span text:style-name="T5">ps -</text:span><text:span text:style-name="T11">p'</text:span><text:span text:style-name="T5"> to check the pid of the processtest.apk, and then use the param and the sched_setscheduler to change the </text:span><text:span text:style-name="T6">rr </text:span><text:span text:style-name="T5">scheduler to the processtest.apk. And then I implement two linux program use normal and </text:span><text:span text:style-name="T6">rr</text:span><text:span text:style-name="T5">, the two linux program have the same loop, and then check the time before and after the loop.</text:span></text:p>
      <text:p text:style-name="P4"><text:span text:style-name="T5"><text:tab/></text:span><text:span text:style-name="T6">Third: <text:s/>I write a syscall to dfs in the kernel and find the zygote process and then set all its children to </text:span><text:span text:style-name="T7">rr, first I use the priority of 2 ,second I use the priority of 99</text:span></text:p>
      <text:p text:style-name="P5"><text:span text:style-name="T7">, </text:span><text:span text:style-name="T8">but the priority of the test app is always 10.</text:span><text:span text:style-name="T12">And I compare the difference of the situations.</text:span></text:p>
      <text:p text:style-name="P9"><text:tab/>forth: I change the /<text:span text:style-name="T15">kernel/sched/</text:span>core.c file and the /<text:span text:style-name="T15">kernel/sched/</text:span>rt.c file and let the process of children of zygote to be rr when the zygote is forking the process <text:span text:style-name="T16">(in the function sched_fork)</text:span>, <text:span text:style-name="T16">but in this progress the priority can not be changed because the new pid has not been hashed. So <text:s/>I modify the priority when the new process is being waken up and attach to the ready queue (in function wake_up_new_task),</text:span>and change the pick_next_entity to get the next process randomly.</text:p>
      <text:p text:style-name="P8">3.</text:p>
      <text:p text:style-name="P6"><text:span text:style-name="T8"><text:tab/></text:span><text:span text:style-name="T9">from the problem 1,2 we can see that in the fifo and the rr not only the linux test but also the android app become faster, this is because the rt scheduler have higher priority and more chances to get the CPU, I</text:span><text:span text:style-name="T13">t</text:span><text:span text:style-name="T9"> has high demanding of the run time.</text:span><text:span text:style-name="T2"><text:tab/></text:span><text:span text:style-name="T13">So the CPU will consider them firstly.</text:span></text:p>
      <text:p text:style-name="P6"><text:span text:style-name="T2"><text:tab/></text:span><text:span text:style-name="T9">From the problem 3, we can see if in the rr scheduler, the program w</text:span><text:span text:style-name="T13">i</text:span><text:span text:style-name="T9">ll perform better when others' priority have lower priority (higher number </text:span><text:span text:style-name="T14">like 99</text:span><text:span text:style-name="T9">)than others have higher priority and lower number</text:span><text:span text:style-name="T14">(like 2)</text:span><text:span text:style-name="T9">. this is because, in the rt scheduler policy the higher priority can replace the lower one, and let the lower one have lower </text:span><text:soft-page-break/><text:span text:style-name="T9">chance. </text:span><text:span text:style-name="T14">The higher priority means the smaller number.</text:span></text:p>
      <text:p text:style-name="P6"><text:span text:style-name="T9"><text:tab/>From the problem4, we can see that the test perform worse th</text:span><text:span text:style-name="T10">a</text:span><text:span text:style-name="T9">n in the situation that other have same priorit</text:span><text:span text:style-name="T10">y</text:span><text:span text:style-name="T9">, that maybe because that </text:span><text:span text:style-name="T10">when others are in the same priority the ready queue limit some processes in the same priorities. So the testapp perform worse when others processes are seper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6T08:43:02.268567857</meta:creation-date>
    <dc:date>2016-06-26T15:13:23.658662007</dc:date>
    <meta:editing-duration>PT1H22M20S</meta:editing-duration>
    <meta:editing-cycles>13</meta:editing-cycles>
    <meta:generator>LibreOffice/4.2.8.2$Linux_X86_64 LibreOffice_project/420m0$Build-2</meta:generator>
    <meta:document-statistic meta:table-count="0" meta:image-count="0" meta:object-count="0" meta:page-count="2" meta:paragraph-count="15" meta:word-count="599" meta:character-count="3355" meta:non-whitespace-character-count="2757"/>
  </office:meta>
</office:document-meta>
</file>